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3.5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tazione_5f_metereologica_20_-_20_Gantt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adf7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2355b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12355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29">
      <style:table-cell-properties style:rotation-align="non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fo:border-bottom="0.74pt solid #12355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fo:border-bottom="none" fo:background-color="#adf7b6" style:diagonal-bl-tr="none" style:diagonal-tl-br="none" style:text-align-source="fix" style:repeat-content="false" fo:wrap-option="no-wrap" fo:border-left="none" style:direction="ltr" fo:border-right="0.74pt solid #12355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">
      <style:table-cell-properties fo:background-color="#adf7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2355b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8064a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0e0e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12355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zione_metereologica - Gantt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1" table:default-cell-style-name="Default"/>
        <table:table-column table:style-name="co5" table:number-columns-repeated="1009" table:default-cell-style-name="Default"/>
        <table:table-row table:style-name="ro1">
          <table:table-cell table:style-name="ce1" table:number-columns-repeated="4"/>
          <table:table-cell table:style-name="ce10" office:value-type="date" office:date-value="2026-01-15" calcext:value-type="date" table:number-columns-spanned="11" table:number-rows-spanned="1">
            <text:p>gennaio 2026</text:p>
          </table:table-cell>
          <table:covered-table-cell table:number-columns-repeated="9" table:style-name="ce13"/>
          <table:covered-table-cell table:style-name="ce20"/>
          <table:table-cell table:number-columns-repeated="1009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ROGETTAZIONE (Crepaldi e Malachin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date" office:date-value="2026-01-15" calcext:value-type="date">
            <text:p>15/01/2026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SETUP PROGETTO (Crepaldi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date" office:date-value="2026-01-15" calcext:value-type="date">
            <text:p>15/01/2026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8"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CRITTURA CODICE (Crepaldi e Malachin)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date" office:date-value="2026-01-15" calcext:value-type="date">
            <text:p>15/01/2026</text:p>
          </table:table-cell>
          <table:table-cell table:style-name="ce7" office:value-type="date" office:date-value="2026-01-18" calcext:value-type="date">
            <text:p>18/01/2026</text:p>
          </table:table-cell>
          <table:table-cell table:number-columns-repeated="2"/>
          <table:table-cell table:style-name="ce16" table:number-columns-repeated="4"/>
          <table:table-cell table:number-columns-repeated="1014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GESTIONE ERRORE (Malachin)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date" office:date-value="2026-01-18" calcext:value-type="date">
            <text:p>18/01/2026</text:p>
          </table:table-cell>
          <table:table-cell table:style-name="ce7" office:value-type="date" office:date-value="2026-01-20" calcext:value-type="date">
            <text:p>20/01/2026</text:p>
          </table:table-cell>
          <table:table-cell table:number-columns-repeated="5"/>
          <table:table-cell table:style-name="ce17" table:number-columns-repeated="3"/>
          <table:table-cell table:number-columns-repeated="1012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TEST E DEBUG (Crepaldi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date" office:date-value="2026-01-20" calcext:value-type="date">
            <text:p>20/01/2026</text:p>
          </table:table-cell>
          <table:table-cell table:number-columns-repeated="7"/>
          <table:table-cell table:style-name="ce18"/>
          <table:table-cell table:number-columns-repeated="1012"/>
        </table:table-row>
        <table:table-row table:style-name="ro1" table:number-rows-repeated="2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5" office:value-type="string" calcext:value-type="string">
            <text:p>CORREZIONE FINALI (Crepaldi e Malachin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9" office:value-type="date" office:date-value="2026-01-21" calcext:value-type="date">
            <text:p>21/01/2026</text:p>
          </table:table-cell>
          <table:table-cell table:style-name="ce12" table:number-columns-repeated="8"/>
          <table:table-cell table:style-name="ce19"/>
          <table:table-cell table:style-name="ce12" table:number-columns-repeated="2"/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month number:style="long"/>
      <number:text>/</number:text>
      <number:day number:style="long"/>
      <number:text>/</number:text>
      <number:year number:style="long"/>
    </number:date-style>
    <number:date-style style:name="N128">
      <number:month number:style="long" number:textual="true"/>
      <number:text> </number:text>
      <number:year number:style="long"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tazione_5f_metereologica_20_-_20_GanttC" style:display-name="PageStyle_stazione_metereologica - Gantt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11:11:05.794744700</dc:date>
    <meta:editing-duration>PT1M36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